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4.19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57.73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0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3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color="#000000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color="#000000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default-cell-style-name="ce10"/>
        <table:table-column table:style-name="co3" table:default-cell-style-name="ce65"/>
        <table:table-column table:style-name="co4" table:default-cell-style-name="ce57"/>
        <table:table-column table:style-name="co5" table:default-cell-style-name="ce10"/>
        <table:table-column table:style-name="co6" table:default-cell-style-name="ce65"/>
        <table:table-row table:style-name="ro1">
          <table:table-cell table:style-name="ce40" office:value-type="string" calcext:value-type="string">
            <text:p>Nombre CU: </text:p>
          </table:table-cell>
          <table:table-cell table:style-name="ce53" office:value-type="string" calcext:value-type="string" table:number-columns-spanned="5" table:number-rows-spanned="1">
            <text:p>Emitir Dictamen</text:p>
          </table:table-cell>
          <table:covered-table-cell table:number-columns-repeated="4" table:style-name="ce21"/>
        </table:table-row>
        <table:table-row table:style-name="ro2">
          <table:table-cell table:style-name="ce41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Conciliador, Usuario Conflictuado</text:p>
          </table:table-cell>
          <table:covered-table-cell table:number-columns-repeated="4" table:style-name="ce21"/>
        </table:table-row>
        <table:table-row table:style-name="ro2">
          <table:table-cell table:style-name="ce41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El Conciliador y Usuarios Conflictuados debe de haber ingresado a una Sala de Audiencia</text:p>
          </table:table-cell>
          <table:covered-table-cell table:number-columns-repeated="4" table:style-name="ce21"/>
        </table:table-row>
        <table:table-row table:style-name="ro2">
          <table:table-cell table:style-name="ce41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sistema reconoce la emisión del dictamen como el fin del proceso de Conciliación, por lo que no más Audiencias son permitidas después de la emisión del Dictamen</text:p>
          </table:table-cell>
          <table:covered-table-cell table:number-columns-repeated="4" table:style-name="ce21"/>
        </table:table-row>
        <table:table-row table:style-name="ro2">
          <table:table-cell table:style-name="ce41"/>
          <table:table-cell table:style-name="Default"/>
          <table:table-cell table:style-name="ce21" table:number-columns-repeated="4"/>
        </table:table-row>
        <table:table-row table:style-name="ro2">
          <table:table-cell table:style-name="ce41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41" office:value-type="string" calcext:value-type="string">
            <text:p>Fecha:</text:p>
          </table:table-cell>
          <table:table-cell table:style-name="ce35" office:value-type="date" office:date-value="2019-11-26" calcext:value-type="date">
            <text:p>26/11/19</text:p>
          </table:table-cell>
          <table:table-cell table:style-name="ce41" office:value-type="string" calcext:value-type="string">
            <text:p>Versión:</text:p>
          </table:table-cell>
          <table:table-cell table:style-name="ce37" office:value-type="string" calcext:value-type="string">
            <text:p>V 2,0</text:p>
          </table:table-cell>
        </table:table-row>
        <table:table-row table:style-name="ro2">
          <table:table-cell table:style-name="ce12" office:value-type="string" calcext:value-type="string" table:number-columns-spanned="6" table:number-rows-spanned="1">
            <text:p>Proposito:</text:p>
          </table:table-cell>
          <table:covered-table-cell table:style-name="ce17"/>
          <table:covered-table-cell table:style-name="ce57"/>
          <table:covered-table-cell/>
          <table:covered-table-cell table:number-columns-repeated="2" table:style-name="ce57"/>
        </table:table-row>
        <table:table-row table:style-name="ro2">
          <table:table-cell table:style-name="ce13" office:value-type="string" calcext:value-type="string" table:number-columns-spanned="6" table:number-rows-spanned="1">
            <text:p>Se describen los pasos para que un Conciliador y los Usuarios Conflictuados emitan un Dictamen</text:p>
          </table:table-cell>
          <table:covered-table-cell table:style-name="ce17"/>
          <table:covered-table-cell table:style-name="ce57"/>
          <table:covered-table-cell/>
          <table:covered-table-cell table:number-columns-repeated="2" table:style-name="ce57"/>
        </table:table-row>
        <table:table-row table:style-name="ro2">
          <table:table-cell table:style-name="ce12" office:value-type="string" calcext:value-type="string" table:number-columns-spanned="6" table:number-rows-spanned="1">
            <text:p>Resumen:</text:p>
          </table:table-cell>
          <table:covered-table-cell table:style-name="ce17"/>
          <table:covered-table-cell table:style-name="ce57"/>
          <table:covered-table-cell/>
          <table:covered-table-cell table:number-columns-repeated="2" table:style-name="ce57"/>
        </table:table-row>
        <table:table-row table:style-name="ro2">
          <table:table-cell table:style-name="ce14" office:value-type="string" calcext:value-type="string" table:number-columns-spanned="6" table:number-rows-spanned="1">
            <text:p>El Conciliador durante el desarrollo de una Audiencia pulsará la opción de “Alzar Dictamen”, una sección con campos para redactar el Dictamen se despliega. El Conciliador redacta en los campos y da a la opción “Emitir Dictamen”, el sistema muestra una pestaña de confirmación y el Conciliador confirma la acción. Se muestra una notificación al Usuario Conflictuado para que realice la firma del Dictamen con las opciones “De Acuerdo” o “Desacuerdo”, se desbloquearán los botones para la firma y el Usuario Conflictuado elige la opción “De Acuerdo”. Se muestra una notificación al Conciliador informando de la correcta emisión del Dictamen y el fin del proceso conciliatorio.</text:p>
          </table:table-cell>
          <table:covered-table-cell table:number-columns-repeated="2" table:style-name="ce57"/>
          <table:covered-table-cell/>
          <table:covered-table-cell table:number-columns-repeated="2" table:style-name="ce57"/>
        </table:table-row>
        <table:table-row table:style-name="ro2">
          <table:table-cell table:style-name="ce12" office:value-type="string" calcext:value-type="string" table:number-columns-spanned="6" table:number-rows-spanned="1">
            <text:p>Flujo Basico:</text:p>
          </table:table-cell>
          <table:covered-table-cell table:number-columns-repeated="2" table:style-name="ce57"/>
          <table:covered-table-cell/>
          <table:covered-table-cell table:number-columns-repeated="2" table:style-name="ce57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Conciliador pulsa la opción “Alzar Dictamen”</text:p>
          </table:table-cell>
          <table:covered-table-cell/>
          <table:table-cell table:style-name="ce7"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l sistema muestra un sección con campos para la redacción del Dictamen y tres opciones principales, “Guardar Cambios”, “Cancelar Dictamen” y “Emitir Dictamen”</text:p>
          </table:table-cell>
          <table:covered-table-cell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l Conciliador redacta el dictamen en los campos de la sección</text:p>
          </table:table-cell>
          <table:covered-table-cell/>
          <table:table-cell table:style-name="ce7"/>
          <table:table-cell table:number-columns-spanned="2" table:number-rows-spanned="1"/>
          <table:covered-table-cell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El Conciliador verifica los datos ingresados y pulsa la “Emitir Dictamen</text:p>
          </table:table-cell>
          <table:covered-table-cell/>
          <table:table-cell table:style-name="ce24" office:value-type="float" office:value="5" calcext:value-type="float">
            <text:p>5</text:p>
          </table:table-cell>
          <table:table-cell table:style-name="ce17" office:value-type="string" calcext:value-type="string" table:number-columns-spanned="2" table:number-rows-spanned="1">
            <text:p>El sistema muestra una ventana emergente de confirmación</text:p>
          </table:table-cell>
          <table:covered-table-cell table:style-name="Default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El Conciliador elige la opción “Confirmar”</text:p>
          </table:table-cell>
          <table:covered-table-cell/>
          <table:table-cell table:style-name="ce20" office:value-type="float" office:value="7" calcext:value-type="float">
            <text:p>7</text:p>
          </table:table-cell>
          <table:table-cell table:style-name="ce31" office:value-type="string" calcext:value-type="string" table:number-columns-spanned="2" table:number-rows-spanned="1">
            <text:p>El sistema muestra un mensaje informando al Conciliador del aviso a los Usuarios Conflictuados para la firma del Dictamen</text:p>
          </table:table-cell>
          <table:covered-table-cell table:style-name="ce66"/>
        </table:table-row>
        <table:table-row table:style-name="ro2">
          <table:table-cell table:style-name="ce6"/>
          <table:table-cell table:number-columns-spanned="2" table:number-rows-spanned="1"/>
          <table:covered-table-cell/>
          <table:table-cell table:style-name="ce7"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El sistema muestra una notificacion a los Usuarios Coflictuados sobre la emisión del Dictamen y se habilitan los botones para realizar la firma del mismo, dos opciones son habilitadas, “De Acuerdo” y “Desacuerdo”</text:p>
          </table:table-cell>
          <table:covered-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 table:number-columns-spanned="2" table:number-rows-spanned="1">
            <text:p>El Usuario Conflictuado pulsa la opción “De Acuerdo”</text:p>
          </table:table-cell>
          <table:covered-table-cell/>
          <table:table-cell table:style-name="ce7"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El sistema muestra una ventana emergente de confirmación</text:p>
          </table:table-cell>
          <table:covered-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 table:number-columns-spanned="2" table:number-rows-spanned="1">
            <text:p>El Usuario Conflictuado confirma su desición con la opción “Confirmar”</text:p>
          </table:table-cell>
          <table:covered-table-cell/>
          <table:table-cell table:style-name="ce27" office:value-type="float" office:value="12" calcext:value-type="float">
            <text:p>12</text:p>
          </table:table-cell>
          <table:table-cell office:value-type="string" calcext:value-type="string" table:number-columns-spanned="2" table:number-rows-spanned="1">
            <text:p>El sistema muestra un mensaje de éxito en la firma del Dictamen</text:p>
          </table:table-cell>
          <table:covered-table-cell table:style-name="Default"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7" office:value-type="float" office:value="13" calcext:value-type="float">
            <text:p>13</text:p>
          </table:table-cell>
          <table:table-cell office:value-type="string" calcext:value-type="string" table:number-columns-spanned="2" table:number-rows-spanned="1">
            <text:p>El sistema notifica al Conciliador de la firma en <text:span text:style-name="T1">Acuerdo</text:span> por las partes involucradas y el fin del proceso conciliatorio con un resultado concluyente.</text:p>
          </table:table-cell>
          <table:covered-table-cell/>
        </table:table-row>
        <table:table-row table:style-name="ro2">
          <table:table-cell table:style-name="ce12" office:value-type="string" calcext:value-type="string" table:number-columns-spanned="6" table:number-rows-spanned="1">
            <text:p>Flujo Alterno:</text:p>
          </table:table-cell>
          <table:covered-table-cell table:number-columns-repeated="2" table:style-name="ce57"/>
          <table:covered-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 table:number-columns-spanned="5" table:number-rows-spanned="1">
            <text:p>Se muestra un mensaje de error: “La emisión del dictamen y proceso de distribución para la firma no fue llevado a cabo debido a un error desconocido”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 table:number-columns-spanned="5" table:number-rows-spanned="1">
            <text:p>Se muestra un mensaje de error: “La emisión del dictamen y proceso de distribución para la firma no fue llevado a cabo debido a un error desconocido”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 table:number-columns-spanned="5" table:number-rows-spanned="1">
            <text:p>Se muestra un mensaje de error: “El proceso de firma del Dictamen no fue realizado correctamente debido a un error desconocido”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 table:number-columns-spanned="5" table:number-rows-spanned="1">
            <text:p>Se muestra un mensaje de error: “La emisión del dictamen después de la firma por las partes no pudo ser concluida correctamente debido a un error desconocido”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12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</table:table-row>
        <table:table-row table:style-name="ro2">
          <table:table-cell table:style-name="ce12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 style:data-style-name="N2" text:time-value="23:25:18.71946493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1-26T23:42:19.160345290</dc:date>
    <meta:editing-duration>PT5H26M24S</meta:editing-duration>
    <meta:editing-cycles>65</meta:editing-cycles>
    <meta:generator>LibreOffice/6.2.7.1$Linux_X86_64 LibreOffice_project/20$Build-1</meta:generator>
    <meta:document-statistic meta:table-count="1" meta:cell-count="56" meta:object-count="0"/>
  </office:meta>
</office:document-meta>
</file>